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officeooo:paragraph-rsid="000eabd5" style:font-size-asian="12pt" style:font-size-complex="12pt"/>
    </style:style>
    <style:style style:name="P2" style:family="paragraph" style:parent-style-name="Standard">
      <style:text-properties fo:font-size="12pt" officeooo:rsid="000eabd5" officeooo:paragraph-rsid="000eabd5" style:font-size-asian="12pt" style:font-size-complex="12pt"/>
    </style:style>
    <style:style style:name="P3" style:family="paragraph" style:parent-style-name="Standard" style:list-style-name="L1">
      <style:text-properties fo:font-size="12pt" officeooo:paragraph-rsid="00154064" style:font-size-asian="12pt" style:font-size-complex="12pt"/>
    </style:style>
    <style:style style:name="P4" style:family="paragraph" style:parent-style-name="Standard" style:list-style-name="L1">
      <style:text-properties fo:font-size="12pt" officeooo:paragraph-rsid="0016a627" style:font-size-asian="12pt" style:font-size-complex="12pt"/>
    </style:style>
    <style:style style:name="P5" style:family="paragraph" style:parent-style-name="Standard" style:list-style-name="L1">
      <style:text-properties fo:font-size="12pt" officeooo:rsid="00154064" officeooo:paragraph-rsid="00154064" style:font-size-asian="12pt" style:font-size-complex="12pt"/>
    </style:style>
    <style:style style:name="P6" style:family="paragraph" style:parent-style-name="Standard">
      <style:text-properties fo:font-size="12pt" officeooo:rsid="00154064" officeooo:paragraph-rsid="00154064" style:font-size-asian="12pt" style:font-size-complex="12pt"/>
    </style:style>
    <style:style style:name="P7" style:family="paragraph" style:parent-style-name="Standard">
      <style:text-properties fo:font-size="12pt" officeooo:rsid="00154064" officeooo:paragraph-rsid="0017b491" style:font-size-asian="12pt" style:font-size-complex="12pt"/>
    </style:style>
    <style:style style:name="P8" style:family="paragraph" style:parent-style-name="Standard">
      <style:text-properties style:font-name="Bitstream Vera Sans Mono" fo:font-size="12pt" fo:font-weight="bold" officeooo:rsid="00154064" officeooo:paragraph-rsid="00154064" style:font-size-asian="12pt" style:font-weight-asian="bold" style:font-size-complex="12pt" style:font-weight-complex="bold"/>
    </style:style>
    <style:style style:name="P9" style:family="paragraph" style:parent-style-name="Standard">
      <style:text-properties style:font-name="Bitstream Vera Sans Mono" fo:font-size="12pt" fo:font-weight="normal" officeooo:rsid="00154064" officeooo:paragraph-rsid="00154064" style:font-size-asian="12pt" style:font-weight-asian="normal" style:font-size-complex="12pt" style:font-weight-complex="normal"/>
    </style:style>
    <style:style style:name="P10" style:family="paragraph" style:parent-style-name="Title">
      <style:paragraph-properties fo:text-align="start" style:justify-single-word="false"/>
    </style:style>
    <style:style style:name="T1" style:family="text">
      <style:text-properties officeooo:rsid="000eabd5"/>
    </style:style>
    <style:style style:name="T2" style:family="text">
      <style:text-properties fo:font-weight="bold" style:font-weight-asian="bold" style:font-weight-complex="bold"/>
    </style:style>
    <style:style style:name="T3" style:family="text">
      <style:text-properties fo:font-weight="bold" officeooo:rsid="00154064" style:font-weight-asian="bold" style:font-weight-complex="bold"/>
    </style:style>
    <style:style style:name="T4" style:family="text">
      <style:text-properties fo:font-weight="bold" officeooo:rsid="001c207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ffed5" style:font-weight-asian="normal" style:font-weight-complex="normal"/>
    </style:style>
    <style:style style:name="T7" style:family="text">
      <style:text-properties fo:font-weight="normal" officeooo:rsid="001295bd" style:font-weight-asian="normal" style:font-weight-complex="normal"/>
    </style:style>
    <style:style style:name="T8" style:family="text">
      <style:text-properties fo:font-weight="normal" officeooo:rsid="00189672" style:font-weight-asian="normal" style:font-weight-complex="normal"/>
    </style:style>
    <style:style style:name="T9" style:family="text">
      <style:text-properties style:font-name="Bitstream Vera Sans Mono" fo:font-weight="bold" style:font-weight-asian="bold" style:font-weight-complex="bold"/>
    </style:style>
    <style:style style:name="T10" style:family="text">
      <style:text-properties style:font-name="Bitstream Vera Sans Mono" fo:font-weight="bold" officeooo:rsid="000ffed5" style:font-weight-asian="bold" style:font-weight-complex="bold"/>
    </style:style>
    <style:style style:name="T11" style:family="text">
      <style:text-properties style:font-name="Bitstream Vera Sans Mono" fo:font-weight="bold" officeooo:rsid="00154064" style:font-weight-asian="bold" style:font-weight-complex="bold"/>
    </style:style>
    <style:style style:name="T12" style:family="text">
      <style:text-properties style:font-name="Bitstream Vera Sans Mono" fo:font-weight="bold" officeooo:rsid="0017b491" style:font-weight-asian="bold" style:font-weight-complex="bold"/>
    </style:style>
    <style:style style:name="T13" style:family="text">
      <style:text-properties officeooo:rsid="000ffed5"/>
    </style:style>
    <style:style style:name="T14" style:family="text">
      <style:text-properties officeooo:rsid="0013c1dc"/>
    </style:style>
    <style:style style:name="T15" style:family="text">
      <style:text-properties officeooo:rsid="00154064"/>
    </style:style>
    <style:style style:name="T16" style:family="text">
      <style:text-properties style:font-name="Bitstream Vera Sans Mono" fo:font-weight="bold" style:font-weight-asian="bold" style:font-weight-complex="bold"/>
    </style:style>
    <style:style style:name="T17" style:family="text">
      <style:text-properties style:font-name="Bitstream Vera Sans Mono" fo:font-weight="bold" officeooo:rsid="0013c1dc" style:font-weight-asian="bold" style:font-weight-complex="bold"/>
    </style:style>
    <style:style style:name="T18" style:family="text">
      <style:text-properties style:font-name="Bitstream Vera Sans Mono" fo:font-weight="bold" officeooo:rsid="0017b491" style:font-weight-asian="bold" style:font-weight-complex="bold"/>
    </style:style>
    <style:style style:name="T19" style:family="text">
      <style:text-properties style:font-name="Bitstream Vera Sans Mono" fo:font-weight="bold" officeooo:rsid="001c2078" style:font-weight-asian="bold" style:font-weight-complex="bold"/>
    </style:style>
    <style:style style:name="T20" style:family="text">
      <style:text-properties style:font-name="Bitstream Vera Sans Mono" officeooo:rsid="00154064"/>
    </style:style>
    <style:style style:name="T21" style:family="text">
      <style:text-properties style:font-name="Bitstream Vera Sans Mono" fo:font-weight="normal" style:font-weight-asian="normal" style:font-weight-complex="normal"/>
    </style:style>
    <style:style style:name="T22" style:family="text">
      <style:text-properties style:font-name="Bitstream Vera Sans Mono" officeooo:rsid="0017b491"/>
    </style:style>
    <style:style style:name="T23" style:family="text">
      <style:text-properties style:font-name="Bitstream Vera Serif"/>
    </style:style>
    <style:style style:name="T24" style:family="text">
      <style:text-properties style:font-name="Bitstream Vera Serif" fo:font-weight="normal" style:font-weight-asian="normal" style:font-weight-complex="normal"/>
    </style:style>
    <style:style style:name="T25" style:family="text">
      <style:text-properties style:font-name="Liberation Serif"/>
    </style:style>
    <style:style style:name="T26" style:family="text">
      <style:text-properties style:font-name="Liberation Serif" fo:font-weight="bold" style:font-weight-asian="bold" style:font-weight-complex="bold"/>
    </style:style>
    <style:style style:name="T27" style:family="text">
      <style:text-properties style:font-name="Liberation Serif" fo:font-weight="bold" officeooo:rsid="0017b491" style:font-weight-asian="bold" style:font-weight-complex="bold"/>
    </style:style>
    <style:style style:name="T28" style:family="text">
      <style:text-properties style:font-name="Liberation Serif" fo:font-weight="normal" style:font-weight-asian="normal" style:font-weight-complex="normal"/>
    </style:style>
    <style:style style:name="T29" style:family="text">
      <style:text-properties style:font-name="Liberation Serif" fo:font-weight="normal" officeooo:rsid="0017b491" style:font-weight-asian="normal" style:font-weight-complex="normal"/>
    </style:style>
    <style:style style:name="T30" style:family="text">
      <style:text-properties officeooo:rsid="0017b491"/>
    </style:style>
    <style:style style:name="T31" style:family="text">
      <style:text-properties officeooo:rsid="001c20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ue Monday February 1 by 1:30PM. Remember you can turn it in late with a 10% per day late penalty.</text:span></text:p>
      <text:p text:style-name="P2"/>
      <text:p text:style-name="P2">In this assignment you will write a few different C functions and call them from your <text:span text:style-name="T9">main</text:span> function. Create a directory named <text:span text:style-name="T9">hw</text:span><text:span text:style-name="T11">2</text:span> in your personal course repo. Note the spelling. Make sure the directory is named <text:span text:style-name="T9">hw</text:span><text:span text:style-name="T11">2</text:span><text:span text:style-name="T5">and not </text:span><text:span text:style-name="T9">HW1</text:span><text:span text:style-name="T2"> </text:span><text:span text:style-name="T5">or </text:span><text:span text:style-name="T9">Hw</text:span><text:span text:style-name="T11">2</text:span><text:span text:style-name="T5">, etc. <text:s/></text:span><text:span text:style-name="T6">Make sure all of the files outlined below are in your </text:span><text:span text:style-name="T10">hw</text:span><text:span text:style-name="T12">2</text:span><text:span text:style-name="T6"> dire</text:span><text:span text:style-name="T7">c</text:span><text:span text:style-name="T6">tory and </text:span><text:span text:style-name="T8">updated </text:span><text:span text:style-name="T6">in your </text:span><text:span text:style-name="T8">personal</text:span><text:span text:style-name="T6"> course repo by the due date </text:span><text:span text:style-name="T7">and time.</text:span></text:p>
      <text:p text:style-name="P2"><text:s/></text:p>
      <text:list xml:id="list1212469972" text:style-name="L1">
        <text:list-item>
          <text:p text:style-name="P4"><text:span text:style-name="T14">[10 points] Write a C function </text:span><text:span text:style-name="T17">first_nonrepeat</text:span><text:span text:style-name="T14"> that takes a string and returns the index of the first non-repeated chracter in the string. Put this function in a file </text:span><text:span text:style-name="T17">first_nonrepeat.c</text:span><text:span text:style-name="T14">. For instance, the index of the first nonrepeated character in “total” is 1 (because it is the index of “o”) <text:s/>and the index of the first non-repeated character in “teeter” is is 5 (because the index of “r” is 5). If the string does not have any non-repeated characters (such as “meme” and “unprosperousness”) the function should return </text:span></text:p>
          <text:p text:style-name="P4"><text:span text:style-name="T14">-1.</text:span></text:p>
          <text:p text:style-name="P3"/>
          <text:p text:style-name="P3"><text:span text:style-name="T3">Hint</text:span><text:span text:style-name="T15">: I can think of two obvious ways to write this function. One is a brute force way that looks at the characters in the input string multiple times. The other way only loops through the string at most twice and uses the fact that characters in C are really 8 bit integers and you could use a character as an index into an array that kept track of character frequencies. (How big does the array need to be?). Partial credit for the brute force technique and full credit for using the characters as an index into an arry. </text:span></text:p>
          <text:p text:style-name="P3"/>
          <text:p text:style-name="P3"><text:span text:style-name="T20">printf(“%d\n”, first_nonrepeat(“total”)); <text:s text:c="11"/>// prints 1</text:span></text:p>
          <text:p text:style-name="P3"><text:span text:style-name="T20">printf(“%d\n”, first_nonrepeat(“teeter”)); <text:s text:c="10"/>// prints 5</text:span></text:p>
          <text:p text:style-name="P3"><text:span text:style-name="T20">printf(“%d\n”, first_nonrepeat(“unprosperousness”)); // prints -1</text:span></text:p>
          <text:p text:style-name="P3"><text:span text:style-name="T20">printf(“%d\n”, first_nonrepeat(“palatial”)); <text:s text:c="8"/>// prints 0</text:span><text:span text:style-name="T15"><text:line-break/> </text:span></text:p>
        </text:list-item>
        <text:list-item>
          <text:p text:style-name="P5">[10 points] Write a C function <text:span text:style-name="T9">longest_distinct</text:span> that takes an array of integers and returns the length of the longest subarray where all of the elements are distinct. <text:s/>Put this in a file named <text:span text:style-name="T9">longest_distinct.c</text:span><text:span text:style-name="T21">.</text:span> For example, if given the C array 5, 1, 3, 5, 2, 3, 4, 1 the function would return 5 because the subarray 5, 2, 3, 4, 1 is the longest subarr<text:span text:style-name="T31">a</text:span>y where all of the elements are different. </text:p>
        </text:list-item>
      </text:list>
      <text:p text:style-name="P6"/>
      <text:p text:style-name="P6"><text:tab/>Try this on the arrays</text:p>
      <text:p text:style-name="P6"/>
      <text:p text:style-name="P6"><text:tab/><text:tab/>1, 1, 1, 1, 1, 1 <text:s text:c="8"/>// answer is 1</text:p>
      <text:p text:style-name="P6"><text:tab/> <text:s/><text:tab/>1, 1, 2, 3, 4, 5, 3 <text:s text:c="4"/>// The answer is 5</text:p>
      <text:p text:style-name="P6"><text:tab/><text:tab/>129, 990000000, 12345, 99 <text:s text:c="2"/>// answer is 4 <text:s/></text:p>
      <text:p text:style-name="P6"/>
      <text:p text:style-name="P7"><text:tab/><text:span text:style-name="T30">In C, when passing an array as an argument you usually need to also pass the integer length of the array. </text:span></text:p>
      <text:p text:style-name="P7"><text:span text:style-name="T30"><text:tab/>That is because in C, arrays do not know how big they are (they do not have a </text:span><text:span text:style-name="T12">size</text:span><text:span text:style-name="T30"> attribute or <text:tab/></text:span><text:span text:style-name="T12">length</text:span><text:span text:style-name="T30"> method). So the type declaration for the </text:span><text:span text:style-name="T12">longest_distinct</text:span><text:span text:style-name="T30"> function should be … </text:span></text:p>
      <text:p text:style-name="P7"/>
      <text:p text:style-name="P7"><text:tab/><text:span text:style-name="T22">int longest_distinct(int vec[], int n) { … }</text:span></text:p>
      <text:p text:style-name="P6"/>
      <text:p text:style-name="P6"/>
      <text:p text:style-name="P6"/>
      <text:p text:style-name="P6"/>
      <text:p text:style-name="P6"><text:s/></text:p>
      <text:list xml:id="list161835097843629" text:continue-numbering="true" text:style-name="L1">
        <text:list-item>
          <text:p text:style-name="P5"><text:soft-page-break/>[10 points] Write a function <text:span text:style-name="T9">mirror</text:span> <text:span text:style-name="T31">(in the file </text:span><text:span text:style-name="T19">mirror.c</text:span><text:span text:style-name="T31"> of course) </text:span>that takes an unsigned char <text:span text:style-name="T9">n</text:span> (an 8 bit unsigned an integer) and returns a 1 (true) if the bits of <text:span text:style-name="T9">n</text:span> read the same forward and backwards. For example, 195 in base ten is 11000011 in binary. So <text:span text:style-name="T9">mirror</text:span> would return 1. The <text:span text:style-name="T30">call </text:span><text:span text:style-name="T9">mirror(1) </text:span>would return 0 because the reverse of 1 (1 is really 0b00000001) i<text:span text:style-name="T30">s</text:span> an 8 bit integer is 10000000. Use bit operations to <text:span text:style-name="T30">write this function. Don’t tryto convert things to strings and read the string for4ward and backwards</text:span>.</text:p>
        </text:list-item>
      </text:list>
      <text:p text:style-name="P6"/>
      <text:p text:style-name="P8"><text:tab/><text:tab/><text:span text:style-name="T5">printf(“%d\n”, mirror(195)); <text:s/>// prints 1</text:span></text:p>
      <text:p text:style-name="P9"><text:tab/><text:tab/>printf(“%d\n”, mirror(1)); <text:s text:c="3"/>// prints 0</text:p>
      <text:p text:style-name="P9"><text:tab/><text:tab/>printf(“%d\n”, mirror(255)); <text:s/>// prints 1</text:p>
      <text:p text:style-name="P9"><text:tab/><text:tab/>printf(“%d\n”, mirror(165)); <text:s/>// prints 1</text:p>
      <text:p text:style-name="P9"><text:tab/><text:tab/></text:p>
      <text:p text:style-name="P9"/>
      <text:p text:style-name="P6"><text:span text:style-name="T21"><text:tab/></text:span><text:span text:style-name="T26">Hint</text:span><text:span text:style-name="T28">: Don’t overthink this </text:span><text:span text:style-name="T29">problem</text:span><text:span text:style-name="T28"> and make it more complicated than it needs to be. <text:s/>Think about our <text:tab/>bit <text:s/>operatations</text:span><text:span text:style-name="T24"> </text:span><text:span text:style-name="T21">&amp;, |, &lt;&lt;, &gt;&gt;</text:span><text:span text:style-name="T24">.</text:span></text:p>
      <text:p text:style-name="P6"/>
      <text:list xml:id="list161836840030715" text:continue-numbering="true" text:style-name="L1">
        <text:list-item>
          <text:p text:style-name="P3"><text:span text:style-name="T14">Write a function named </text:span><text:span text:style-name="T10">main</text:span><text:span text:style-name="T13"> in a file named</text:span><text:span text:style-name="T10"> main.c </text:span><text:span text:style-name="T13">and calls each of your functions abo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Bitstream Vera Sans Mono" svg:font-family="'Bitstream Vera Sans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paragraph-properties fo:text-align="start"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omework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9T10:09:39.665954145</meta:creation-date>
    <dc:date>2021-01-22T16:18:34.266786236</dc:date>
    <meta:editing-duration>P1DT5H42M11S</meta:editing-duration>
    <meta:editing-cycles>9</meta:editing-cycles>
    <meta:generator>LibreOffice/6.1.5.2$Linux_ARM_EABI LibreOffice_project/10$Build-2</meta:generator>
    <meta:document-statistic meta:table-count="0" meta:image-count="0" meta:object-count="0" meta:page-count="2" meta:paragraph-count="28" meta:word-count="633" meta:character-count="3614" meta:non-whitespace-character-count="2920"/>
  </office:meta>
</office:document-meta>
</file>